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upportedOperationExceptionFactory.getExcep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OperationExceptionFactory.createException( 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